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920000039FF14CE8983C179F3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2.25cm" fo:min-width="4.5cm" draw:shadow-opacity="50%"/>
      <style:paragraph-properties style:writing-mode="lr-tb"/>
    </style:style>
    <style:style style:name="gr3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5cm" fo:min-width="3.094cm" draw:shadow-opacity="50%"/>
      <style:paragraph-properties style:writing-mode="lr-tb"/>
    </style:style>
    <style:style style:name="gr4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5cm" fo:min-width="3.407cm" draw:shadow-opacity="50%"/>
      <style:paragraph-properties style:writing-mode="lr-tb"/>
    </style:style>
    <style:style style:name="gr5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5cm" fo:min-width="2.157cm" draw:shadow-opacity="50%"/>
      <style:paragraph-properties style:writing-mode="lr-tb"/>
    </style:style>
    <style:style style:name="gr6" style:family="graphic" style:parent-style-name="objectwithoutfill">
      <style:graphic-properties svg:stroke-width="0.2cm" svg:stroke-color="#dc2300" draw:marker-start="Arrow" draw:marker-start-width="0.6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.765cm" fo:min-width="3.407cm"/>
      <style:paragraph-properties style:writing-mode="lr-tb"/>
    </style:style>
    <style:style style:name="gr8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5cm" fo:min-width="4.11cm" draw:shadow-opacity="50%"/>
      <style:paragraph-properties style:writing-mode="lr-tb"/>
    </style:style>
    <style:style style:name="gr9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5cm" fo:min-width="3.407cm" draw:shadow-offset-x="0.31cm" draw:shadow-offset-y="0.31cm" draw:shadow-opacity="50%"/>
      <style:paragraph-properties style:writing-mode="lr-tb"/>
    </style:style>
    <style:style style:name="gr10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597cm" fo:min-width="2.078cm" draw:shadow-opacity="50%"/>
      <style:paragraph-properties style:writing-mode="lr-tb"/>
    </style:style>
    <style:style style:name="gr11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6cm" fo:min-width="3.25cm" draw:shadow-opacity="50%"/>
      <style:paragraph-properties style:writing-mode="lr-tb"/>
    </style:style>
    <style:style style:name="gr12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1.449cm" fo:min-width="3.796cm" draw:shadow-opacity="50%"/>
      <style:paragraph-properties style:writing-mode="lr-tb"/>
    </style:style>
    <style:style style:name="gr13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597cm" fo:min-width="2.078cm" draw:shadow-offset-x="0.31cm" draw:shadow-offset-y="0.31cm" draw:shadow-opacity="50%"/>
      <style:paragraph-properties style:writing-mode="lr-tb"/>
    </style:style>
    <style:style style:name="gr14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597cm" fo:min-width="3.796cm" draw:shadow-opacity="50%"/>
      <style:paragraph-properties style:writing-mode="lr-tb"/>
    </style:style>
    <style:style style:name="gr15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597cm" fo:min-width="1.296cm" draw:shadow-opacity="50%"/>
      <style:paragraph-properties style:writing-mode="lr-tb"/>
    </style:style>
    <style:style style:name="gr16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597cm" fo:min-width="1.609cm" draw:shadow-opacity="50%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color="#c9211e" style:font-name="Liberation Sans1" fo:font-size="20pt" style:font-size-asian="20pt" style:font-size-complex="20pt"/>
    </style:style>
    <style:style style:name="P3" style:family="paragraph">
      <style:paragraph-properties fo:text-align="start" style:writing-mode="lr-tb"/>
      <style:text-properties fo:color="#c9211e" style:font-name="Liberation Sans1" fo:font-size="20pt" style:font-size-asian="20pt" style:font-size-complex="20pt" fo:hyphenate="false"/>
    </style:style>
    <style:style style:name="P4" style:family="paragraph">
      <loext:graphic-properties draw:fill="solid" draw:fill-color="#99ccff" draw:opacity="50%"/>
      <style:paragraph-properties fo:text-align="start" style:writing-mode="lr-tb"/>
      <style:text-properties fo:color="#c9211e" style:font-name="Liberation Sans1" fo:font-size="20pt" style:font-size-asian="20pt" style:font-size-complex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color="#c9211e"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20.638cm" svg:height="13.415cm" svg:x="2.801cm" svg:y="3.264cm">
          <draw:image xlink:href="Pictures/10000000000005920000039FF14CE8983C179F3A.png" xlink:type="simple" xlink:show="embed" xlink:actuate="onLoad" loext:mime-type="image/png">
            <text:p/>
          </draw:image>
        </draw:frame>
        <draw:custom-shape draw:style-name="gr2" draw:text-style-name="P4" draw:layer="layout" svg:width="5cm" svg:height="2.5cm" svg:x="5.703cm" svg:y="15.311cm">
          <text:p text:style-name="P2"><text:span text:style-name="T1">C</text:span><text:span text:style-name="T1">P</text:span><text:span text:style-name="T1">U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v</text:span><text:span text:style-name="T1">i</text:span><text:span text:style-name="T1">e</text:span><text:span text:style-name="T1">w</text:span></text:p>
          <text:list text:style-name="L2">
            <text:list-item>
              <text:p text:style-name="P3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c</text:span><text:span text:style-name="T1">y</text:span><text:span text:style-name="T1">c</text:span><text:span text:style-name="T1">l</text:span><text:span text:style-name="T1">e</text:span></text:p>
            </text:list-item>
            <text:list-item>
              <text:p text:style-name="P3"><text:span text:style-name="T1">p</text:span><text:span text:style-name="T1">i</text:span><text:span text:style-name="T1">p</text:span><text:span text:style-name="T1">e</text:span><text:span text:style-name="T1">l</text:span><text:span text:style-name="T1">i</text:span><text:span text:style-name="T1">n</text:span><text:span text:style-name="T1">e</text:span><text:span text:style-name="T1">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94cm" svg:height="1.015cm" svg:x="0.624cm" svg:y="4.92cm">
          <text:p text:style-name="P2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94cm" svg:height="1.015cm" svg:x="0.859cm" svg:y="16.717cm">
          <text:p text:style-name="P2"><text:span text:style-name="T1">C</text:span><text:span text:style-name="T1">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07cm" svg:height="1.015cm" svg:x="21.25cm" svg:y="9.139cm">
          <text:p text:style-name="P2"><text:span text:style-name="T1">P</text:span><text:span text:style-name="T1">e</text:span><text:span text:style-name="T1">r</text:span><text:span text:style-name="T1">i</text:span><text:span text:style-name="T1">p</text:span><text:span text:style-name="T1">h</text:span><text:span text:style-name="T1">e</text:span><text:span text:style-name="T1">r</text:span><text:span text:style-name="T1">a</text:span><text:span text:style-name="T1">l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57cm" svg:height="1.015cm" svg:x="16.093cm" svg:y="16.874cm">
          <text:p text:style-name="P2"><text:span text:style-name="T1">C</text:span><text:span text:style-name="T1">a</text:span><text:span text:style-name="T1">c</text:span><text:span text:style-name="T1">h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9.921cm" svg:y1="10.545cm" svg:x2="21.25cm" svg:y2="9.842cm">
          <text:p/>
        </draw:line>
        <draw:line draw:style-name="gr6" draw:text-style-name="P5" draw:layer="layout" svg:x1="4.531cm" svg:y1="13.749cm" svg:x2="2.5cm" svg:y2="16.826cm">
          <text:p/>
        </draw:line>
        <draw:line draw:style-name="gr6" draw:text-style-name="P5" draw:layer="layout" svg:x1="9.921cm" svg:y1="13.045cm" svg:x2="8.827cm" svg:y2="15.418cm">
          <text:p/>
        </draw:line>
        <draw:line draw:style-name="gr6" draw:text-style-name="P5" draw:layer="layout" svg:x1="6.093cm" svg:y1="5.545cm" svg:x2="4.296cm" svg:y2="5.545cm">
          <text:p/>
        </draw:line>
        <draw:custom-shape draw:style-name="gr7" draw:text-style-name="P2" draw:layer="layout" svg:width="3.907cm" svg:height="1.015cm" svg:x="21.327cm" svg:y="6.015cm">
          <text:p text:style-name="P2"><text:span text:style-name="T1">Termin</text:span><text:span text:style-name="T1">al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156cm" svg:y1="7.342cm" svg:x2="21.485cm" svg:y2="6.639cm">
          <text:p/>
        </draw:line>
        <draw:line draw:style-name="gr6" draw:text-style-name="P5" draw:layer="layout" svg:x1="17.656cm" svg:y1="14.373cm" svg:x2="17.343cm" svg:y2="17.108cm">
          <text:p/>
        </draw:line>
        <draw:custom-shape draw:style-name="gr8" draw:text-style-name="P4" draw:layer="layout" svg:width="4.61cm" svg:height="1.015cm" svg:x="19.843cm" svg:y="16.826cm">
          <text:p text:style-name="P2"><text:span text:style-name="T1">Dat</text:span><text:span text:style-name="T1">a </text:span><text:span text:style-name="T1">me</text:span><text:span text:style-name="T1">mo</text:span><text:span text:style-name="T1">ry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546cm" svg:y1="15.467cm" svg:x2="22.656cm" svg:y2="17.03cm">
          <text:p/>
        </draw:line>
        <draw:custom-shape draw:style-name="gr9" draw:text-style-name="P4" draw:layer="layout" svg:width="3.907cm" svg:height="1.015cm" svg:x="21.327cm" svg:y="6.015cm">
          <text:p text:style-name="P2"><text:span text:style-name="T1">Ter</text:span><text:span text:style-name="T1">mi</text:span><text:span text:style-name="T1">na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78cm" svg:height="0.847cm" svg:x="0.625cm" svg:y="8.983cm">
          <text:p text:style-name="P2"><text:span text:style-name="T1">E</text:span><text:span text:style-name="T1">d</text:span><text:span text:style-name="T1">i</text:span><text:span text:style-name="T1">t</text:span><text:span text:style-name="T1">o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296cm" svg:y1="6.639cm" svg:x2="2.89cm" svg:y2="9.374cm">
          <text:p/>
        </draw:line>
        <draw:custom-shape draw:style-name="gr11" draw:text-style-name="P4" draw:layer="layout" svg:width="3.75cm" svg:height="1.016cm" svg:x="0.625cm" svg:y="7.264cm">
          <text:p text:style-name="P2"><text:span text:style-name="T1">A</text:span><text:span text:style-name="T1">ss</text:span><text:span text:style-name="T1">e</text:span><text:span text:style-name="T1">m</text:span><text:span text:style-name="T1">bl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25cm" svg:y1="4.217cm" svg:x2="4.062cm" svg:y2="7.499cm">
          <text:p/>
        </draw:line>
        <draw:custom-shape draw:style-name="gr12" draw:text-style-name="P4" draw:layer="layout" svg:width="4.296cm" svg:height="1.699cm" svg:x="20.703cm" svg:y="2.909cm">
          <text:p text:style-name="P2"><text:span text:style-name="T1">E</text:span><text:span text:style-name="T1">x</text:span><text:span text:style-name="T1">c</text:span><text:span text:style-name="T1">e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906cm" svg:y1="5.545cm" svg:x2="20.859cm" svg:y2="3.827cm">
          <text:p/>
        </draw:line>
        <draw:custom-shape draw:style-name="gr13" draw:text-style-name="P4" draw:layer="layout" svg:width="2.578cm" svg:height="0.847cm" svg:x="13.75cm" svg:y="2.823cm">
          <text:p text:style-name="P2"><text:span text:style-name="T1">M</text:span><text:span text:style-name="T1">a</text:span><text:span text:style-name="T1">k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875cm" svg:y1="4.138cm" svg:x2="13.828cm" svg:y2="3.221cm">
          <text:p/>
        </draw:line>
        <draw:custom-shape draw:style-name="gr14" draw:text-style-name="P4" draw:layer="layout" svg:width="4.296cm" svg:height="0.847cm" svg:x="6.171cm" svg:y="2.667cm">
          <text:p text:style-name="P2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t</text:span><text:span text:style-name="T1">e</text:span><text:span text:style-name="T1">p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843cm" svg:y1="4.041cm" svg:x2="7.734cm" svg:y2="3.514cm">
          <text:p/>
        </draw:line>
        <draw:custom-shape draw:style-name="gr15" draw:text-style-name="P4" draw:layer="layout" svg:width="1.796cm" svg:height="0.847cm" svg:x="4.007cm" svg:y="2.667cm">
          <text:p text:style-name="P2"><text:span text:style-name="T1">Run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671cm" svg:y1="4.064cm" svg:x2="4.218cm" svg:y2="3.514cm">
          <text:p/>
        </draw:line>
        <draw:custom-shape draw:style-name="gr16" draw:text-style-name="P4" draw:layer="layout" svg:width="2.109cm" svg:height="0.847cm" svg:x="0.625cm" svg:y="2.723cm">
          <text:p text:style-name="P2"><text:span text:style-name="T1">Load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095cm" svg:y1="4.126cm" svg:x2="1.587cm" svg:y2="3.729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Gradient_20_APO_20_Footer" draw:display-name="Gradient APO Footer" draw:style="axial" draw:start-color="#3366ff" draw:end-color="#182f7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315 315" svg:d="M158 0l157 287-47 28-110-202-111 202-47-28z"/>
    <draw:marker draw:name="Arrowheads_20_71" draw:display-name="Arrowheads 71" svg:viewBox="0 0 315 315" svg:d="M158 0l157 287-47 28-110-202-111 202-47-28z"/>
    <draw:marker draw:name="msArrowEnd_20_9" draw:display-name="msArrowEnd 9" svg:viewBox="0 0 350 350" svg:d="M175 0l175 350h-35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4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6.3999996185303pt" style:font-style-asian="normal" style:font-weight-asian="normal" style:font-name-complex="DejaVu Sans4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office:forms form:automatic-focus="false" form:apply-design-mode="false"/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M6S</meta:editing-duration>
    <meta:editing-cycles>273</meta:editing-cycles>
    <meta:generator>LibreOffice/6.4.7.2$Linux_X86_64 LibreOffice_project/40$Build-2</meta:generator>
    <dc:date>2022-12-15T15:46:25.209663506</dc:date>
    <dc:description>https://cw.fel.cvut.cz/wiki/courses/b35apo/start</dc:description>
    <dc:subject>B35APO - Computer Architectures</dc:subject>
    <dc:title>Central Processing Unit (CPU)</dc:title>
    <meta:document-statistic meta:object-count="58"/>
  </office:meta>
</office:document-meta>
</file>